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277cm" fo:min-width="2.823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85cm" fo:min-width="2.29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2cm" fo:min-width="5.08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15cm" fo:min-width="5.08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261cm" fo:min-width="5.088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4.699cm" svg:height="2.159cm" svg:x="1.61cm" svg:y="12.386cm">
          <text:p text:style-name="P1">fn y =&gt; y + x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2.794cm" svg:height="0.635cm" svg:x="2.499cm" svg:y="13.5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5.588cm" svg:height="1.27cm" svg:x="1.062cm" svg:y="3.794cm">
          <text:p text:style-name="P1">Parameter x: 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88cm" svg:height="1.27cm" svg:x="1.062cm" svg:y="5.094cm">
          <text:p text:style-name="P1">Return addres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88cm" svg:height="1.27cm" svg:x="1.062cm" svg:y="6.394cm">
          <text:p text:style-name="P1">Nesting link: null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5.588cm" svg:height="1.365cm" svg:x="1.062cm" svg:y="7.694cm">
          <text:p text:style-name="P1">Previous activation</text:p>
          <text:p text:style-name="P1">record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5.588cm" svg:height="1.27cm" svg:x="1.062cm" svg:y="9.094cm">
          <text:p text:style-name="P1">addX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5.588cm" svg:height="1.27cm" svg:x="8.462cm" svg:y="5.394cm">
          <text:p text:style-name="P1">Return addres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88cm" svg:height="1.27cm" svg:x="8.462cm" svg:y="6.694cm">
          <text:p text:style-name="P1">Nesting link: null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588cm" svg:height="1.365cm" svg:x="8.462cm" svg:y="8.017cm">
          <text:p text:style-name="P1">Previous activation</text:p>
          <text:p text:style-name="P1">record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5.588cm" svg:height="1.27cm" svg:x="8.462cm" svg:y="9.394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5.588cm" svg:height="1.27cm" svg:x="15.762cm" svg:y="3.794cm">
          <text:p text:style-name="P1">Parameter y: 5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88cm" svg:height="1.27cm" svg:x="15.762cm" svg:y="5.094cm">
          <text:p text:style-name="P1">Return address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5.588cm" svg:height="1.27cm" svg:x="15.762cm" svg:y="6.394cm">
          <text:p text:style-name="P1">Nesting link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5.588cm" svg:height="1.365cm" svg:x="15.762cm" svg:y="7.694cm">
          <text:p text:style-name="P1">Previous activation</text:p>
          <text:p text:style-name="P1">record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88cm" svg:height="1.27cm" svg:x="15.762cm" svg:y="9.094cm">
          <text:p text:style-name="P1">y: 5</text:p>
          <draw:enhanced-geometry svg:viewBox="0 0 21600 21600" draw:type="rectangle" draw:enhanced-path="M 0 0 L 21600 0 21600 21600 0 21600 0 0 Z N"/>
        </draw:custom-shape>
        <draw:custom-shape draw:style-name="gr5" draw:text-style-name="P2" xml:id="id10" draw:id="id10" draw:layer="layout" svg:width="5.588cm" svg:height="1.511cm" svg:x="15.762cm" svg:y="1.394cm">
          <text:p text:style-name="P1">Current Activation</text:p>
          <text:p text:style-name="P1">Record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curve" svg:x1="6.65cm" svg:y1="8.376cm" svg:x2="8.462cm" svg:y2="6.029cm" draw:start-shape="id1" draw:start-glue-point="1" draw:end-shape="id2" draw:end-glue-point="3" svg:d="M6650 8376c1359 0 453-2347 1812-2347" svg:viewBox="0 0 1813 2348">
          <text:p/>
        </draw:connector>
        <draw:connector draw:style-name="gr6" draw:text-style-name="P2" draw:layer="layout" draw:type="curve" svg:x1="15.762cm" svg:y1="8.376cm" svg:x2="14.05cm" svg:y2="6.029cm" draw:start-shape="id3" draw:start-glue-point="3" draw:end-shape="id2" draw:end-glue-point="1" svg:d="M15762 8376c-1284 0-428-2347-1712-2347" svg:viewBox="0 0 1713 2348">
          <text:p/>
        </draw:connector>
        <draw:connector draw:style-name="gr6" draw:text-style-name="P2" draw:layer="layout" draw:type="curve" svg:x1="2.499cm" svg:y1="13.846cm" svg:x2="1.062cm" svg:y2="4.429cm" draw:start-shape="id4" draw:start-glue-point="3" draw:end-shape="id5" draw:end-glue-point="3" svg:d="M2499 13846c-2946 0-2227-9417-1437-9417" svg:viewBox="0 0 2134 9418">
          <text:p/>
        </draw:connector>
        <draw:connector draw:style-name="gr6" draw:text-style-name="P2" draw:layer="layout" draw:type="curve" draw:line-skew="0.345cm" svg:x1="8.462cm" svg:y1="10.029cm" svg:x2="6.309cm" svg:y2="13.465cm" draw:start-shape="id6" draw:start-glue-point="3" draw:end-shape="id7" svg:d="M8462 10029c-1096 0-20 3436-2153 3436" svg:viewBox="0 0 2154 3437">
          <text:p/>
        </draw:connector>
        <draw:connector draw:style-name="gr6" draw:text-style-name="P2" draw:layer="layout" draw:type="curve" svg:x1="6.65cm" svg:y1="9.729cm" svg:x2="6.309cm" svg:y2="13.466cm" draw:start-shape="id8" draw:start-glue-point="1" draw:end-shape="id7" draw:end-glue-point="10" svg:d="M6650 9729c790 0 961 3737-341 3737" svg:viewBox="0 0 957 3738">
          <text:p/>
        </draw:connector>
        <draw:connector draw:style-name="gr6" draw:text-style-name="P2" draw:layer="layout" draw:type="curve" draw:line-skew="3.51cm" svg:x1="15.762cm" svg:y1="7.029cm" svg:x2="6.65cm" svg:y2="4.429cm" draw:start-shape="id9" draw:start-glue-point="3" draw:end-shape="id5" draw:end-glue-point="1" svg:d="M15762 7029c-1569 0 2987-2600-9112-2600" svg:viewBox="0 0 9113 2601">
          <text:p/>
        </draw:connector>
        <draw:connector draw:style-name="gr6" draw:text-style-name="P2" draw:layer="layout" draw:type="curve" svg:x1="15.762cm" svg:y1="2.149cm" svg:x2="15.762cm" svg:y2="4.429cm" draw:start-shape="id10" draw:start-glue-point="3" draw:end-shape="id11" draw:end-glue-point="3" svg:d="M15762 2149c-790 0-790 2280 0 2280" svg:viewBox="0 0 593 22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4T07:27:33.646679253</meta:creation-date>
    <dc:date>2018-03-14T07:39:50.774684170</dc:date>
    <meta:editing-duration>PT2M58S</meta:editing-duration>
    <meta:editing-cycles>2</meta:editing-cycles>
    <meta:generator>LibreOffice/5.4.5.1$Linux_X86_64 LibreOffice_project/40m0$Build-1</meta:generator>
    <meta:document-statistic meta:object-count="24"/>
  </office:meta>
</office:document-meta>
</file>